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19" style:family="table-column">
      <style:table-column-properties fo:break-before="auto" style:column-width="99.04pt"/>
    </style:style>
    <style:style style:name="co20" style:family="table-column">
      <style:table-column-properties fo:break-before="auto" style:column-width="90.71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2.29pt"/>
    </style:style>
    <style:style style:name="co23" style:family="table-column">
      <style:table-column-properties fo:break-before="auto" style:column-width="185.24pt"/>
    </style:style>
    <style:style style:name="co24" style:family="table-column">
      <style:table-column-properties fo:break-before="auto" style:column-width="133.54pt"/>
    </style:style>
    <style:style style:name="co25" style:family="table-column">
      <style:table-column-properties fo:break-before="auto" style:column-width="271.7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6.96pt" fo:break-before="auto" style:use-optimal-row-height="false"/>
    </style:style>
    <style:style style:name="ro8" style:family="table-row">
      <style:table-row-properties style:row-height="36.71pt" fo:break-before="auto" style:use-optimal-row-height="false"/>
    </style:style>
    <style:style style:name="ro9" style:family="table-row">
      <style:table-row-properties style:row-height="17.94pt" fo:break-before="auto" style:use-optimal-row-height="false"/>
    </style:style>
    <style:style style:name="ro10" style:family="table-row">
      <style:table-row-properties style:row-height="3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5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61">
      <style:table-cell-properties fo:background-color="#ff0000"/>
    </style:style>
    <style:style style:name="ce132" style:family="table-cell" style:parent-style-name="Default">
      <style:text-properties fo:font-size="10pt" style:font-size-asian="10pt" style:font-size-complex="10pt"/>
    </style:style>
    <style:style style:name="ce133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134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37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38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40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48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59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63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59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4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59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4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59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4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59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4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59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4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59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4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59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4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59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4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59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4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59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4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59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4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59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4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59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4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59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4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59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5" table:number-rows-repeated="21">
          <table:table-cell table:number-columns-repeated="4"/>
        </table:table-row>
        <table:table-row table:style-name="ro6" table:number-rows-repeated="30">
          <table:table-cell table:style-name="ce102"/>
          <table:table-cell table:number-columns-repeated="3"/>
        </table:table-row>
        <table:table-row table:style-name="ro5" table:number-rows-repeated="32">
          <table:table-cell table:number-columns-repeated="4"/>
        </table:table-row>
        <table:table-row table:style-name="ro6">
          <table:table-cell table:style-name="ce102"/>
          <table:table-cell table:number-columns-repeated="3"/>
        </table:table-row>
        <table:table-row table:style-name="ro5" table:number-rows-repeated="4">
          <table:table-cell table:number-columns-repeated="4"/>
        </table:table-row>
        <table:table-row table:style-name="ro6" table:number-rows-repeated="2">
          <table:table-cell table:style-name="ce102"/>
          <table:table-cell table:number-columns-repeated="3"/>
        </table:table-row>
        <table:table-row table:style-name="ro5">
          <table:table-cell table:number-columns-repeated="4"/>
        </table:table-row>
        <table:table-row table:style-name="ro6">
          <table:table-cell table:style-name="ce102"/>
          <table:table-cell table:number-columns-repeated="3"/>
        </table:table-row>
      </table:table>
      <table:table table:name="DDR Banks" table:style-name="ta1">
        <table:table-column table:style-name="co23" table:default-cell-style-name="ce103"/>
        <table:table-column table:style-name="co24" table:number-columns-repeated="4" table:default-cell-style-name="ce106"/>
        <table:table-column table:style-name="co25" table:number-columns-repeated="2" table:default-cell-style-name="ce103"/>
        <table:table-column table:style-name="co25" table:number-columns-repeated="2" table:default-cell-style-name="ce110"/>
        <table:table-column table:style-name="co23" table:number-columns-repeated="1015" table:default-cell-style-name="ce110"/>
        <table:table-row table:style-name="ro7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8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style-name="ce176" office:value-type="string" calcext:value-type="string">
            <text:p>Bank2(SLR1)</text:p>
          </table:table-cell>
          <table:table-cell table:style-name="ce170" office:value-type="string" calcext:value-type="string">
            <text:p>Bank1(SLR2)</text:p>
          </table:table-cell>
          <table:table-cell table:number-columns-repeated="2"/>
          <table:table-cell table:style-name="ce109" table:number-columns-repeated="1013"/>
        </table:table-row>
        <table:table-row table:style-name="ro8">
          <table:table-cell table:style-name="ce163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ReduceSum4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ReduceMax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ReduceSum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style-name="ce173" office:value-type="string" calcext:value-type="string">
            <text:p>gemm4</text:p>
          </table:table-cell>
          <table:table-cell table:style-name="ce173" office:value-type="string" calcext:value-type="string">
            <text:p>gemm1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8">
          <table:table-cell table:style-name="ce163" office:value-type="string" calcext:value-type="string">
            <text:p>Un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05" table:number-columns-repeated="1024"/>
        </table:table-row>
        <table:table-row table:style-name="ro10">
          <table:table-cell table:style-name="Default" table:number-columns-repeated="5"/>
          <table:table-cell table:style-name="ce174" office:value-type="float" office:value="9" calcext:value-type="float">
            <text:p>9</text:p>
          </table:table-cell>
          <table:table-cell table:number-columns-repeated="2" table:style-name="ce174" office:value-type="float" office:value="5" calcext:value-type="float">
            <text:p>5</text:p>
          </table:table-cell>
          <table:table-cell table:style-name="ce174" office:value-type="float" office:value="8" calcext:value-type="float">
            <text:p>8</text:p>
          </table:table-cell>
          <table:table-cell table:style-name="Default" table:number-columns-repeated="1015"/>
        </table:table-row>
        <table:table-row table:style-name="ro8">
          <table:table-cell table:number-columns-repeated="5"/>
          <table:table-cell table:style-name="ce108"/>
          <table:table-cell table:style-name="Default"/>
          <table:table-cell table:number-columns-repeated="1017"/>
        </table:table-row>
        <table:table-row table:style-name="ro8" table:number-rows-repeated="14">
          <table:table-cell table:number-columns-repeated="6"/>
          <table:table-cell table:style-name="Default"/>
          <table:table-cell table:number-columns-repeated="1017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00/00/0000</text:date>, <text:time style:data-style-name="N2" text:time-value="21:58:48.850802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4-18T22:13:44.203752850</dc:date>
    <meta:editing-duration>PT9H10M31S</meta:editing-duration>
    <meta:editing-cycles>130</meta:editing-cycles>
    <meta:generator>LibreOffice/5.3.6.1$Linux_X86_64 LibreOffice_project/30$Build-1</meta:generator>
    <meta:document-statistic meta:table-count="5" meta:cell-count="2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